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52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3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6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28" style:family="table-cell" style:parent-style-name="Default">
      <style:text-properties style:text-position="" fo:font-weight="bold" style:font-weight-asian="bold" style:font-weight-complex="bold"/>
    </style:style>
    <style:style style:name="ce12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2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3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2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2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8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8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71" style:family="table-cell" style:parent-style-name="Default">
      <style:table-cell-properties style:vertical-align="middle"/>
      <style:text-properties style:text-position="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800000" fo:font-weight="normal" style:font-weight-asian="normal" style:font-weight-complex="normal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6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0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7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7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8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8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8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29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9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style:use-window-font-color="true"/>
    </style:style>
    <style:style style:name="ce29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0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0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800000"/>
    </style:style>
    <style:style style:name="ce30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3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1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3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3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3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3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800000"/>
    </style:style>
    <style:style style:name="ce332" style:family="table-cell" style:parent-style-name="Default">
      <style:table-cell-properties fo:border-bottom="none" fo:border-left="none" fo:border-right="0.06pt solid #000000" fo:border-top="0.06pt solid #000000"/>
    </style:style>
    <style:style style:name="ce33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800000"/>
    </style:style>
    <style:style style:name="ce3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3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38" style:family="table-cell" style:parent-style-name="Default">
      <style:table-cell-properties fo:background-color="transparent"/>
    </style:style>
    <style:style style:name="ce339" style:family="table-cell" style:parent-style-name="Default">
      <style:text-properties fo:color="#800000"/>
    </style:style>
    <style:style style:name="ce3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42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34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34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345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34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347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34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4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5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51" style:family="table-cell" style:parent-style-name="Default">
      <style:table-cell-properties fo:border-bottom="none" fo:border-left="0.06pt solid #000000" fo:border-right="none" fo:border-top="none"/>
    </style:style>
    <style:style style:name="ce352" style:family="table-cell" style:parent-style-name="Default">
      <style:table-cell-properties fo:border-bottom="0.06pt solid #000000" fo:border-left="0.06pt solid #000000" fo:border-right="none" fo:border-top="none"/>
    </style:style>
    <style:style style:name="ce35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5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6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2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6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6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6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7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7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7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0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8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8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8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8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9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9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95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9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40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01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02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40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04" style:family="table-cell" style:parent-style-name="Default">
      <style:text-properties fo:font-weight="bold" style:font-weight-asian="bold" style:font-weight-complex="bold"/>
    </style:style>
    <style:style style:name="ce40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0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0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40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40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41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1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18" style:family="table-cell" style:parent-style-name="Default">
      <style:table-cell-properties fo:border-bottom="none" fo:border-left="0.06pt solid #000000" fo:border-right="none" fo:border-top="0.06pt solid #000000"/>
    </style:style>
    <style:style style:name="ce4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2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42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2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42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4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3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32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43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43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4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4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4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7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44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9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42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1016" table:default-cell-style-name="Default"/>
        <table:table-row table:style-name="ro1">
          <table:table-cell table:style-name="ce219" office:value-type="string" calcext:value-type="string" table:number-columns-spanned="8" table:number-rows-spanned="1">
            <text:p>Seg Qua Sex</text:p>
          </table:table-cell>
          <table:covered-table-cell table:style-name="ce253"/>
          <table:covered-table-cell table:number-columns-repeated="5" table:style-name="ce287"/>
          <table:covered-table-cell table:style-name="ce332"/>
          <table:table-cell table:number-columns-repeated="1016"/>
        </table:table-row>
        <table:table-row table:style-name="ro1">
          <table:table-cell table:style-name="ce220" office:value-type="string" calcext:value-type="string">
            <text:p>aula </text:p>
          </table:table-cell>
          <table:table-cell table:style-name="ce260" office:value-type="string" calcext:value-type="string">
            <text:p>data</text:p>
          </table:table-cell>
          <table:table-cell table:style-name="ce260" office:value-type="string" calcext:value-type="string">
            <text:p>status</text:p>
          </table:table-cell>
          <table:table-cell table:style-name="ce260"/>
          <table:table-cell table:style-name="ce260" office:value-type="string" calcext:value-type="string">
            <text:p>Projeto</text:p>
          </table:table-cell>
          <table:table-cell table:style-name="ce260"/>
          <table:table-cell table:style-name="ce260" office:value-type="string" calcext:value-type="string">
            <text:p>disciplina</text:p>
          </table:table-cell>
          <table:table-cell table:style-name="ce333" office:value-type="string" calcext:value-type="string">
            <text:p>$</text:p>
          </table:table-cell>
          <table:table-cell table:style-name="ce24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21" office:value-type="string" calcext:value-type="string">
            <text:p>Aula 01</text:p>
          </table:table-cell>
          <table:table-cell table:style-name="ce270" office:value-type="date" office:date-value="2019-02-04" calcext:value-type="date">
            <text:p>04/02/19</text:p>
          </table:table-cell>
          <table:table-cell table:style-name="ce288" office:value-type="string" calcext:value-type="string">
            <text:p>Realizada</text:p>
          </table:table-cell>
          <table:table-cell table:style-name="ce298" office:value-type="string" calcext:value-type="string">
            <text:p>Somente slide 01</text:p>
          </table:table-cell>
          <table:table-cell table:style-name="ce314"/>
          <table:table-cell table:style-name="ce287"/>
          <table:table-cell table:style-name="ce330" office:value-type="string" calcext:value-type="string" table:number-columns-spanned="1" table:number-rows-spanned="10">
            <text:p>OO</text:p>
          </table:table-cell>
          <table:table-cell table:style-name="ce334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2</text:p>
          </table:table-cell>
          <table:table-cell table:style-name="ce274" office:value-type="date" office:date-value="2019-02-06" calcext:value-type="date">
            <text:p>06/02/19</text:p>
          </table:table-cell>
          <table:table-cell table:style-name="ce289" office:value-type="string" calcext:value-type="string">
            <text:p>Realizada</text:p>
          </table:table-cell>
          <table:table-cell table:style-name="ce299"/>
          <table:table-cell table:style-name="ce315"/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3</text:p>
          </table:table-cell>
          <table:table-cell table:style-name="ce274" office:value-type="date" office:date-value="2019-02-11" calcext:value-type="date">
            <text:p>11/02/19</text:p>
          </table:table-cell>
          <table:table-cell table:style-name="ce289" office:value-type="string" calcext:value-type="string">
            <text:p>Realizada</text:p>
          </table:table-cell>
          <table:table-cell table:style-name="ce299"/>
          <table:table-cell table:style-name="ce315"/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4</text:p>
          </table:table-cell>
          <table:table-cell table:style-name="ce274" office:value-type="date" office:date-value="2019-02-13" calcext:value-type="date">
            <text:p>13/02/19</text:p>
          </table:table-cell>
          <table:table-cell table:style-name="ce289" office:value-type="string" calcext:value-type="string">
            <text:p>Realizada</text:p>
          </table:table-cell>
          <table:table-cell table:style-name="ce299"/>
          <table:table-cell table:style-name="ce316"/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5</text:p>
          </table:table-cell>
          <table:table-cell table:style-name="ce274" office:value-type="date" office:date-value="2019-02-18" calcext:value-type="date">
            <text:p>18/02/19</text:p>
          </table:table-cell>
          <table:table-cell table:style-name="ce289" office:value-type="string" calcext:value-type="string">
            <text:p>Realizada</text:p>
          </table:table-cell>
          <table:table-cell table:style-name="ce299" office:value-type="string" calcext:value-type="string">
            <text:p>Array, inicio OO</text:p>
          </table:table-cell>
          <table:table-cell table:style-name="ce316"/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2" office:value-type="string" calcext:value-type="string">
            <text:p>Aula 06</text:p>
          </table:table-cell>
          <table:table-cell table:style-name="ce275" office:value-type="date" office:date-value="2019-02-20" calcext:value-type="date">
            <text:p>20/02/19</text:p>
          </table:table-cell>
          <table:table-cell table:style-name="ce289" office:value-type="string" calcext:value-type="string">
            <text:p>Realizada</text:p>
          </table:table-cell>
          <table:table-cell table:style-name="ce300" office:value-type="string" calcext:value-type="string">
            <text:p>OO, slides_07_metodo_construtores_membros_estaticos</text:p>
          </table:table-cell>
          <table:table-cell table:style-name="ce316"/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Aula 07</text:p>
          </table:table-cell>
          <table:table-cell table:style-name="ce275" office:value-type="date" office:date-value="2019-02-25" calcext:value-type="date">
            <text:p>25/02/19</text:p>
          </table:table-cell>
          <table:table-cell table:style-name="ce289" office:value-type="string" calcext:value-type="string">
            <text:p>Realizada</text:p>
          </table:table-cell>
          <table:table-cell table:style-name="ce300" office:value-type="string" calcext:value-type="string">
            <text:p>Herança</text:p>
          </table:table-cell>
          <table:table-cell table:style-name="ce316"/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Aula 08</text:p>
          </table:table-cell>
          <table:table-cell table:style-name="ce277" office:value-type="date" office:date-value="2019-02-26" calcext:value-type="date">
            <text:p>26/02/19</text:p>
          </table:table-cell>
          <table:table-cell table:style-name="ce289" office:value-type="string" calcext:value-type="string">
            <text:p>Realizada</text:p>
          </table:table-cell>
          <table:table-cell table:style-name="ce300" office:value-type="string" calcext:value-type="string">
            <text:p>classes_abstratas_internas_e_interfaces</text:p>
          </table:table-cell>
          <table:table-cell table:style-name="ce316"/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3" office:value-type="string" calcext:value-type="string">
            <text:p>Aula 09</text:p>
          </table:table-cell>
          <table:table-cell table:style-name="ce278" office:value-type="date" office:date-value="2019-03-11" calcext:value-type="date">
            <text:p>11/03/19</text:p>
          </table:table-cell>
          <table:table-cell table:style-name="ce289" office:value-type="string" calcext:value-type="string">
            <text:p>Realizada</text:p>
          </table:table-cell>
          <table:table-cell table:style-name="ce300"/>
          <table:table-cell table:style-name="ce317"/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242"/>
          <table:table-cell table:number-columns-repeated="1015"/>
        </table:table-row>
        <table:table-row table:style-name="ro1">
          <table:table-cell table:style-name="ce224" office:value-type="string" calcext:value-type="string">
            <text:p>Aula 10</text:p>
          </table:table-cell>
          <table:table-cell table:style-name="ce274" office:value-type="date" office:date-value="2019-03-13" calcext:value-type="date">
            <text:p>13/03/19</text:p>
          </table:table-cell>
          <table:table-cell table:style-name="ce290" office:value-type="string" calcext:value-type="string">
            <text:p>Realizada</text:p>
          </table:table-cell>
          <table:table-cell table:style-name="ce301" office:value-type="string" calcext:value-type="string">
            <text:p>exceptions, collections</text:p>
          </table:table-cell>
          <table:table-cell table:style-name="ce318"/>
          <table:table-cell table:style-name="ce328"/>
          <table:covered-table-cell table:style-name="ce297"/>
          <table:table-cell table:style-name="ce312" office:value-type="float" office:value="140" calcext:value-type="float">
            <text:p>140</text:p>
          </table:table-cell>
          <table:table-cell table:style-name="ce279" office:value-type="date" office:date-value="2019-03-22" calcext:value-type="date">
            <text:p>22/03/19</text:p>
          </table:table-cell>
          <table:table-cell table:number-columns-repeated="1015"/>
        </table:table-row>
        <table:table-row table:style-name="ro1">
          <table:table-cell table:style-name="ce225" office:value-type="string" calcext:value-type="string">
            <text:p>Aula 11</text:p>
          </table:table-cell>
          <table:table-cell table:style-name="ce270" office:value-type="date" office:date-value="2019-03-18" calcext:value-type="date">
            <text:p>18/03/19</text:p>
          </table:table-cell>
          <table:table-cell table:style-name="ce291" office:value-type="string" calcext:value-type="string">
            <text:p>Realizada</text:p>
          </table:table-cell>
          <table:table-cell table:style-name="ce302" office:value-type="string" calcext:value-type="string">
            <text:p>BD / JDBC (apensa Fábica e Testa conexão foram implementadas)</text:p>
          </table:table-cell>
          <table:table-cell table:style-name="ce319"/>
          <table:table-cell table:style-name="ce287"/>
          <table:table-cell table:style-name="ce330" office:value-type="string" calcext:value-type="string" table:number-columns-spanned="1" table:number-rows-spanned="10">
            <text:p>Web</text:p>
          </table:table-cell>
          <table:table-cell table:style-name="ce312" office:value-type="float" office:value="140" calcext:value-type="float">
            <text:p>140</text:p>
          </table:table-cell>
          <table:table-cell table:style-name="ce24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2</text:p>
          </table:table-cell>
          <table:table-cell table:style-name="ce275" office:value-type="date" office:date-value="2019-03-20" calcext:value-type="date">
            <text:p>20/03/19</text:p>
          </table:table-cell>
          <table:table-cell table:style-name="ce292" office:value-type="string" calcext:value-type="string">
            <text:p>Realizada</text:p>
          </table:table-cell>
          <table:table-cell table:style-name="ce303" office:value-type="string" calcext:value-type="string">
            <text:p>JDBC</text:p>
          </table:table-cell>
          <table:table-cell table:style-name="ce320"/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24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3</text:p>
          </table:table-cell>
          <table:table-cell table:style-name="ce275" office:value-type="date" office:date-value="2019-03-27" calcext:value-type="date">
            <text:p>27/03/19</text:p>
          </table:table-cell>
          <table:table-cell table:style-name="ce292" office:value-type="string" calcext:value-type="string">
            <text:p>Realizada</text:p>
          </table:table-cell>
          <table:table-cell table:style-name="ce304" office:value-type="string" calcext:value-type="string">
            <text:p>HTML, CSS, JS</text:p>
          </table:table-cell>
          <table:table-cell table:style-name="ce321"/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24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4</text:p>
          </table:table-cell>
          <table:table-cell table:style-name="ce275" office:value-type="date" office:date-value="2019-04-01" calcext:value-type="date">
            <text:p>01/04/19</text:p>
          </table:table-cell>
          <table:table-cell table:style-name="ce292" office:value-type="string" calcext:value-type="string">
            <text:p>Realizada</text:p>
          </table:table-cell>
          <table:table-cell table:style-name="ce300" office:value-type="string" calcext:value-type="string">
            <text:p>Bootstrap, JS – <text:span text:style-name="T2">Github</text:span></text:p>
          </table:table-cell>
          <table:table-cell table:style-name="ce320"/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24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5</text:p>
          </table:table-cell>
          <table:table-cell table:style-name="ce275" office:value-type="date" office:date-value="2019-04-03" calcext:value-type="date">
            <text:p>03/04/19</text:p>
          </table:table-cell>
          <table:table-cell table:style-name="ce292" office:value-type="string" calcext:value-type="string">
            <text:p>Realizada</text:p>
          </table:table-cell>
          <table:table-cell table:style-name="ce304" office:value-type="string" calcext:value-type="string">
            <text:p>Servlet, JSP/HTML simples</text:p>
          </table:table-cell>
          <table:table-cell table:style-name="ce322" office:value-type="string" calcext:value-type="string">
            <text:p>Servlet-jsp-v1</text:p>
          </table:table-cell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24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6</text:p>
          </table:table-cell>
          <table:table-cell table:style-name="ce275" office:value-type="date" office:date-value="2019-04-08" calcext:value-type="date">
            <text:p>08/04/19</text:p>
          </table:table-cell>
          <table:table-cell table:style-name="ce292" office:value-type="string" calcext:value-type="string">
            <text:p>Realizada</text:p>
          </table:table-cell>
          <table:table-cell table:style-name="ce305" office:value-type="string" calcext:value-type="string">
            <text:p>Redirecionar, JSP, JSTL c:forEach  <text:span text:style-name="T2">Git/Github</text:span></text:p>
          </table:table-cell>
          <table:table-cell table:style-name="ce322" office:value-type="string" calcext:value-type="string">
            <text:p>Servlet-jsp-v2</text:p>
          </table:table-cell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242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17</text:p>
          </table:table-cell>
          <table:table-cell table:style-name="ce279" office:value-type="date" office:date-value="2019-04-10" calcext:value-type="date">
            <text:p>10/04/19</text:p>
          </table:table-cell>
          <table:table-cell table:style-name="ce293" office:value-type="string" calcext:value-type="string">
            <text:p>-</text:p>
          </table:table-cell>
          <table:table-cell table:style-name="ce306" office:value-type="string" calcext:value-type="string">
            <text:p><text:span text:style-name="T9">JSP Servlet JDBC MySQL Create Read Update Delete (CRUD) Example (ver até onde a turma consegue implementar) </text:span><text:span text:style-name="T10">Git/Github</text:span></text:p>
          </table:table-cell>
          <table:table-cell table:style-name="ce323" office:value-type="string" calcext:value-type="string">
            <text:p>Jsp-servlet-crud</text:p>
          </table:table-cell>
          <table:table-cell table:style-name="ce329"/>
          <table:covered-table-cell table:style-name="ce331"/>
          <table:table-cell table:style-name="ce335" office:value-type="float" office:value="140" calcext:value-type="float">
            <text:p>140</text:p>
          </table:table-cell>
          <table:table-cell table:style-name="ce323"/>
          <table:table-cell table:style-name="ce339" table:number-columns-repeated="1015"/>
        </table:table-row>
        <table:table-row table:style-name="ro1">
          <table:table-cell table:style-name="ce226" office:value-type="string" calcext:value-type="string">
            <text:p>Aula 18</text:p>
          </table:table-cell>
          <table:table-cell table:style-name="ce275" office:value-type="date" office:date-value="2019-04-15" calcext:value-type="date">
            <text:p>15/04/19</text:p>
          </table:table-cell>
          <table:table-cell table:style-name="ce292" office:value-type="string" calcext:value-type="string">
            <text:p>Realizada</text:p>
          </table:table-cell>
          <table:table-cell table:style-name="ce307" office:value-type="string" calcext:value-type="string">
            <text:p><text:span text:style-name="T11">JSP Servlet JDBC MySQL Create Read Update Delete (CRUD) Example (ver até onde a turma consegue implementar) </text:span><text:span text:style-name="T10">Git/Github</text:span></text:p>
          </table:table-cell>
          <table:table-cell table:style-name="ce322" office:value-type="string" calcext:value-type="string">
            <text:p>Jsp-servlet-crud</text:p>
          </table:table-cell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321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9</text:p>
          </table:table-cell>
          <table:table-cell table:style-name="ce275" office:value-type="date" office:date-value="2019-04-22" calcext:value-type="date">
            <text:p>22/04/19</text:p>
          </table:table-cell>
          <table:table-cell table:style-name="ce292" office:value-type="string" calcext:value-type="string">
            <text:p>Realizada</text:p>
          </table:table-cell>
          <table:table-cell table:style-name="ce308" office:value-type="string" calcext:value-type="string">
            <text:p>Concluir e Revisar CRUD, Passar filtro, passar atividade de crtiação de CRUD</text:p>
          </table:table-cell>
          <table:table-cell table:style-name="ce324" office:value-type="string" calcext:value-type="string">
            <text:p>Jsp-servlet-crud-filtro</text:p>
          </table:table-cell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321"/>
          <table:table-cell table:number-columns-repeated="1015"/>
        </table:table-row>
        <table:table-row table:style-name="ro2">
          <table:table-cell table:style-name="ce235" office:value-type="string" calcext:value-type="string">
            <text:p>Aula 20</text:p>
          </table:table-cell>
          <table:table-cell table:style-name="ce283" office:value-type="date" office:date-value="2019-04-24" calcext:value-type="date">
            <text:p>24/04/19</text:p>
          </table:table-cell>
          <table:table-cell table:style-name="ce294" office:value-type="string" calcext:value-type="string">
            <text:p>Realizada</text:p>
          </table:table-cell>
          <table:table-cell table:style-name="ce305" office:value-type="string" calcext:value-type="string">
            <text:p>Continuar atividade de crtiação de CRUD, <text:span text:style-name="T2">Git/Github</text:span></text:p>
          </table:table-cell>
          <table:table-cell table:style-name="ce325" office:value-type="string" calcext:value-type="string">
            <text:p>-</text:p>
          </table:table-cell>
          <table:table-cell table:style-name="ce328"/>
          <table:covered-table-cell table:style-name="ce297"/>
          <table:table-cell table:style-name="ce312" office:value-type="float" office:value="140" calcext:value-type="float">
            <text:p>140</text:p>
          </table:table-cell>
          <table:table-cell table:style-name="ce337"/>
          <table:table-cell table:number-columns-repeated="1015"/>
        </table:table-row>
        <table:table-row table:style-name="ro1">
          <table:table-cell table:style-name="ce238" office:value-type="string" calcext:value-type="string">
            <text:p>Aula 21</text:p>
          </table:table-cell>
          <table:table-cell table:style-name="ce285" office:value-type="date" office:date-value="2019-04-29" calcext:value-type="date">
            <text:p>29/04/19</text:p>
          </table:table-cell>
          <table:table-cell table:style-name="ce295"/>
          <table:table-cell table:style-name="ce309" office:value-type="string" calcext:value-type="string">
            <text:p>Hello world JSF, Exercício JSF &lt;===&gt;, CRUD JSF ***, <text:span text:style-name="T2">Git/Github</text:span></text:p>
          </table:table-cell>
          <table:table-cell table:style-name="ce326" office:value-type="string" calcext:value-type="string">
            <text:p>Jsf-hello5, jsf-hello6</text:p>
          </table:table-cell>
          <table:table-cell table:style-name="ce287"/>
          <table:table-cell table:style-name="ce330" office:value-type="string" calcext:value-type="string" table:number-columns-spanned="1" table:number-rows-spanned="10">
            <text:p>Frameworks</text:p>
          </table:table-cell>
          <table:table-cell table:style-name="ce312" office:value-type="float" office:value="140" calcext:value-type="float">
            <text:p>140</text:p>
          </table:table-cell>
          <table:table-cell table:style-name="ce321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2</text:p>
          </table:table-cell>
          <table:table-cell table:style-name="ce277" office:value-type="date" office:date-value="2019-05-06" calcext:value-type="date">
            <text:p>06/05/19</text:p>
          </table:table-cell>
          <table:table-cell table:style-name="ce296"/>
          <table:table-cell table:style-name="ce310" office:value-type="string" calcext:value-type="string">
            <text:p>Maven – Modularização do projeto BD</text:p>
          </table:table-cell>
          <table:table-cell table:style-name="ce287"/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321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3</text:p>
          </table:table-cell>
          <table:table-cell table:style-name="ce277" office:value-type="date" office:date-value="2019-05-08" calcext:value-type="date">
            <text:p>08/05/19</text:p>
          </table:table-cell>
          <table:table-cell table:style-name="ce296"/>
          <table:table-cell table:style-name="ce311" office:value-type="string" calcext:value-type="string">
            <text:p>PrimeFaces</text:p>
          </table:table-cell>
          <table:table-cell table:style-name="ce242" office:value-type="string" calcext:value-type="string">
            <text:p>prime</text:p>
          </table:table-cell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321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4</text:p>
          </table:table-cell>
          <table:table-cell table:style-name="ce277" office:value-type="date" office:date-value="2019-05-13" calcext:value-type="date">
            <text:p>13/05/19</text:p>
          </table:table-cell>
          <table:table-cell table:style-name="ce296"/>
          <table:table-cell table:style-name="ce312" office:value-type="string" calcext:value-type="string">
            <text:p>PrimeFaces, dataTable prime showcase, ajax e botões – JPA (Começar implentação JPA ou continuar)</text:p>
          </table:table-cell>
          <table:table-cell table:style-name="ce242" office:value-type="string" calcext:value-type="string">
            <text:p>prime, jpa-hello</text:p>
          </table:table-cell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321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5</text:p>
          </table:table-cell>
          <table:table-cell table:style-name="ce277" office:value-type="date" office:date-value="2019-05-15" calcext:value-type="date">
            <text:p>15/05/19</text:p>
          </table:table-cell>
          <table:table-cell table:style-name="ce296"/>
          <table:table-cell table:style-name="ce312" office:value-type="string" calcext:value-type="string">
            <text:p>JPA</text:p>
          </table:table-cell>
          <table:table-cell table:style-name="ce242" office:value-type="string" calcext:value-type="string">
            <text:p><text:span text:style-name="T9">Jpa-hello, </text:span>Jpa-prime-login</text:p>
          </table:table-cell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338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6</text:p>
          </table:table-cell>
          <table:table-cell table:style-name="ce277" office:value-type="date" office:date-value="2019-05-20" calcext:value-type="date">
            <text:p>20/05/19</text:p>
          </table:table-cell>
          <table:table-cell table:style-name="ce296"/>
          <table:table-cell table:style-name="ce312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42" office:value-type="string" calcext:value-type="string">
            <text:p>Jpa-jsf-2 v2</text:p>
          </table:table-cell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338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7</text:p>
          </table:table-cell>
          <table:table-cell table:style-name="ce277" office:value-type="date" office:date-value="2019-05-22" calcext:value-type="date">
            <text:p>22/05/19</text:p>
          </table:table-cell>
          <table:table-cell table:style-name="ce296"/>
          <table:table-cell table:style-name="ce311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42" office:value-type="string" calcext:value-type="string">
            <text:p>Jpa-jsf-3</text:p>
          </table:table-cell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338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8</text:p>
          </table:table-cell>
          <table:table-cell table:style-name="ce277" office:value-type="date" office:date-value="2019-05-27" calcext:value-type="date">
            <text:p>27/05/19</text:p>
          </table:table-cell>
          <table:table-cell table:style-name="ce296"/>
          <table:table-cell table:style-name="ce311" office:value-type="string" calcext:value-type="string">
            <text:p>Revisão proj anterior, Exercício,</text:p>
          </table:table-cell>
          <table:table-cell table:style-name="ce242" office:value-type="string" calcext:value-type="string">
            <text:p>Jpa-jsf-3</text:p>
          </table:table-cell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338"/>
          <table:table-cell table:number-columns-repeated="1015"/>
        </table:table-row>
        <table:table-row table:style-name="ro1">
          <table:table-cell table:style-name="ce223" office:value-type="string" calcext:value-type="string">
            <text:p>Aula 29</text:p>
          </table:table-cell>
          <table:table-cell table:style-name="ce277" office:value-type="date" office:date-value="2019-05-29" calcext:value-type="date">
            <text:p>29/05/19</text:p>
          </table:table-cell>
          <table:table-cell table:style-name="ce296"/>
          <table:table-cell table:style-name="ce311" office:value-type="string" calcext:value-type="string">
            <text:p>Exercício</text:p>
          </table:table-cell>
          <table:table-cell table:style-name="ce242" office:value-type="string" calcext:value-type="string">
            <text:p>Jpa-jsf-4</text:p>
          </table:table-cell>
          <table:table-cell table:style-name="ce242"/>
          <table:covered-table-cell table:style-name="ce296"/>
          <table:table-cell table:style-name="ce312" office:value-type="float" office:value="140" calcext:value-type="float">
            <text:p>140</text:p>
          </table:table-cell>
          <table:table-cell table:style-name="ce338"/>
          <table:table-cell table:number-columns-repeated="1015"/>
        </table:table-row>
        <table:table-row table:style-name="ro2">
          <table:table-cell table:style-name="ce224" office:value-type="string" calcext:value-type="string">
            <text:p>Aula 30</text:p>
          </table:table-cell>
          <table:table-cell table:style-name="ce286" office:value-type="date" office:date-value="2019-06-03" calcext:value-type="date">
            <text:p>03/06/19</text:p>
          </table:table-cell>
          <table:table-cell table:style-name="ce297"/>
          <table:table-cell table:style-name="ce313" office:value-type="string" calcext:value-type="string">
            <text:p><text:s/>facelets template header footer (css na aula para ajustar footer)</text:p>
          </table:table-cell>
          <table:table-cell table:style-name="ce327" office:value-type="string" calcext:value-type="string">
            <text:p>Jpa-jsf-v5</text:p>
          </table:table-cell>
          <table:table-cell table:style-name="ce328"/>
          <table:covered-table-cell table:style-name="ce297"/>
          <table:table-cell table:style-name="ce336" office:value-type="float" office:value="140" calcext:value-type="float">
            <text:p>140</text:p>
          </table:table-cell>
          <table:table-cell table:style-name="ce337"/>
          <table:table-cell table:number-columns-repeated="1015"/>
        </table:table-row>
        <table:table-row table:style-name="ro1">
          <table:table-cell table:number-columns-repeated="8"/>
          <table:table-cell table:style-name="ce33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227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4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1"/>
          <table:table-cell table:number-columns-repeated="2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227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8" office:value-type="date" office:date-value="2018-06-23" calcext:value-type="date">
            <text:p>23/06/18</text:p>
          </table:table-cell>
          <table:table-cell table:style-name="ce91" office:value-type="string" calcext:value-type="string">
            <text:p>paga</text:p>
          </table:table-cell>
          <table:table-cell table:style-name="ce100" table:number-columns-repeated="2"/>
          <table:table-cell table:style-name="ce21" office:value-type="float" office:value="5" calcext:value-type="float">
            <text:p>5</text:p>
          </table:table-cell>
          <table:table-cell table:style-name="ce114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06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07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07/18</text:p>
          </table:table-cell>
          <table:table-cell table:style-name="ce92" office:value-type="string" calcext:value-type="string">
            <text:p>paga</text:p>
          </table:table-cell>
          <table:table-cell table:style-name="ce101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80" office:value-type="date" office:date-value="2018-07-21" calcext:value-type="date">
            <text:p>21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0" office:value-type="date" office:date-value="2018-07-28" calcext:value-type="date">
            <text:p>28/07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0" office:value-type="date" office:date-value="2018-08-04" calcext:value-type="date">
            <text:p>04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68" office:value-type="string" calcext:value-type="string">
            <text:p>Aula 08</text:p>
          </table:table-cell>
          <table:table-cell table:style-name="ce80" office:value-type="date" office:date-value="2018-08-11" calcext:value-type="date">
            <text:p>11/08/18</text:p>
          </table:table-cell>
          <table:table-cell table:style-name="ce92" office:value-type="string" calcext:value-type="string">
            <text:p>paga</text:p>
          </table:table-cell>
          <table:table-cell table:style-name="ce102" table:number-columns-repeated="2"/>
          <table:table-cell table:style-name="ce227" office:value-type="float" office:value="5" calcext:value-type="float">
            <text:p>5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69" office:value-type="string" calcext:value-type="string">
            <text:p>Aula 09</text:p>
          </table:table-cell>
          <table:table-cell table:style-name="ce81" office:value-type="date" office:date-value="2018-08-18" calcext:value-type="date">
            <text:p>18/08/18</text:p>
          </table:table-cell>
          <table:table-cell table:style-name="ce93" office:value-type="string" calcext:value-type="string">
            <text:p>paga</text:p>
          </table:table-cell>
          <table:table-cell table:style-name="ce103" office:value-type="string" calcext:value-type="string">
            <text:p>BD / JDBC</text:p>
          </table:table-cell>
          <table:table-cell table:style-name="ce103"/>
          <table:table-cell table:style-name="ce110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227"/>
          <table:table-cell/>
        </table:table-row>
        <table:table-row table:style-name="ro1">
          <table:table-cell table:style-name="ce70" office:value-type="string" calcext:value-type="string">
            <text:p>Aula 10</text:p>
          </table:table-cell>
          <table:table-cell table:style-name="ce82" office:value-type="date" office:date-value="2018-08-25" calcext:value-type="date">
            <text:p>25/08/18</text:p>
          </table:table-cell>
          <table:table-cell table:style-name="ce94" office:value-type="string" calcext:value-type="string">
            <text:p>paga</text:p>
          </table:table-cell>
          <table:table-cell table:style-name="ce104" office:value-type="string" calcext:value-type="string">
            <text:p>JDBC</text:p>
          </table:table-cell>
          <table:table-cell table:style-name="ce104"/>
          <table:table-cell table:style-name="ce111" office:value-type="string" calcext:value-type="string">
            <text:p>2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83" office:value-type="date" office:date-value="2018-09-01" calcext:value-type="date">
            <text:p>01/09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HTML, CSS, JS</text:p>
          </table:table-cell>
          <table:table-cell table:style-name="ce105"/>
          <table:table-cell table:style-name="ce112" office:value-type="string" calcext:value-type="string">
            <text:p>3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0" office:value-type="string" calcext:value-type="string">
            <text:p>Aula 12</text:p>
          </table:table-cell>
          <table:table-cell table:style-name="ce82" office:value-type="date" office:date-value="2018-09-15" calcext:value-type="date">
            <text:p>15/09/18</text:p>
          </table:table-cell>
          <table:table-cell table:style-name="ce94" office:value-type="string" calcext:value-type="string">
            <text:p>paga</text:p>
          </table:table-cell>
          <table:table-cell table:style-name="ce106" office:value-type="string" calcext:value-type="string">
            <text:p>Servlet, JSP/HTML simples</text:p>
          </table:table-cell>
          <table:table-cell table:style-name="ce106" office:value-type="string" calcext:value-type="string">
            <text:p>Servlet-jsp-v1</text:p>
          </table:table-cell>
          <table:table-cell table:style-name="ce111" office:value-type="string" calcext:value-type="string">
            <text:p>4º</text:p>
          </table:table-cell>
          <table:covered-table-cell table:style-name="ce117"/>
          <table:table-cell table:style-name="ce118" office:value-type="date" office:date-value="2018-09-28" calcext:value-type="date">
            <text:p>28/09/18</text:p>
          </table:table-cell>
          <table:table-cell table:style-name="ce227" office:value-type="float" office:value="600" calcext:value-type="float">
            <text:p>600</text:p>
          </table:table-cell>
        </table:table-row>
        <table:table-row table:style-name="ro1">
          <table:table-cell table:style-name="ce71" office:value-type="string" calcext:value-type="string">
            <text:p>Aula 13</text:p>
          </table:table-cell>
          <table:table-cell table:style-name="ce84" office:value-type="date" office:date-value="2018-09-22" calcext:value-type="date">
            <text:p>22/09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105" office:value-type="string" calcext:value-type="string">
            <text:p>Servlet-jsp-v2</text:p>
          </table:table-cell>
          <table:table-cell table:style-name="ce112" office:value-type="string" calcext:value-type="string">
            <text:p>5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0" office:value-type="string" calcext:value-type="string">
            <text:p>Aula 14</text:p>
          </table:table-cell>
          <table:table-cell table:style-name="ce85" office:value-type="date" office:date-value="2018-09-29" calcext:value-type="date">
            <text:p>29/09/18</text:p>
          </table:table-cell>
          <table:table-cell table:style-name="ce97" office:value-type="string" calcext:value-type="string">
            <text:p>paga</text:p>
          </table:table-cell>
          <table:table-cell table:style-name="ce106" office:value-type="string" calcext:value-type="string">
            <text:p><text:s/>Repassar listagem JSTL e iniciar CRUD – JSP Servlet JDBC (CRUD)</text:p>
          </table:table-cell>
          <table:table-cell table:style-name="ce106" office:value-type="string" calcext:value-type="string">
            <text:p>Jsp-servlet-crud</text:p>
          </table:table-cell>
          <table:table-cell table:style-name="ce111" office:value-type="string" calcext:value-type="string">
            <text:p>6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2" office:value-type="string" calcext:value-type="string">
            <text:p>Aula 15</text:p>
          </table:table-cell>
          <table:table-cell table:style-name="ce84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105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5" office:value-type="string" calcext:value-type="string">
            <text:p>Jsp-servlet-crud</text:p>
          </table:table-cell>
          <table:table-cell table:style-name="ce112" office:value-type="string" calcext:value-type="string">
            <text:p>7º</text:p>
          </table:table-cell>
          <table:covered-table-cell table:style-name="ce117"/>
          <table:table-cell table:style-name="ce227"/>
          <table:table-cell/>
        </table:table-row>
        <table:table-row table:style-name="ro1">
          <table:table-cell table:style-name="ce73" office:value-type="string" calcext:value-type="string">
            <text:p>Aula 16</text:p>
          </table:table-cell>
          <table:table-cell table:style-name="ce86" office:value-type="date" office:date-value="2018-10-20" calcext:value-type="date">
            <text:p>20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Hello world JSF, Exercício JSF, CRUD JSF ***, Git/Github (apenas hello world do slide foi implementado)</text:p>
          </table:table-cell>
          <table:table-cell table:style-name="ce109" office:value-type="string" calcext:value-type="string">
            <text:p>Jsf-hello5, jsf-hello6, jsf-crud</text:p>
          </table:table-cell>
          <table:table-cell table:style-name="ce113" office:value-type="string" calcext:value-type="string">
            <text:p>8º</text:p>
          </table:table-cell>
          <table:covered-table-cell table:style-name="ce117"/>
          <table:table-cell table:style-name="ce118" office:value-type="date" office:date-value="2018-11-05" calcext:value-type="date">
            <text:p>05/11/18</text:p>
          </table:table-cell>
          <table:table-cell table:style-name="ce227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17</text:p>
          </table:table-cell>
          <table:table-cell table:style-name="ce87" office:value-type="date" office:date-value="2018-11-10" calcext:value-type="date">
            <text:p>10/11/18</text:p>
          </table:table-cell>
          <table:table-cell table:style-name="ce99" office:value-type="string" calcext:value-type="string">
            <text:p>Realizada</text:p>
          </table:table-cell>
          <table:table-cell table:style-name="ce257" office:value-type="string" calcext:value-type="string">
            <text:p>Maven – Modularização do projeto BD</text:p>
          </table:table-cell>
          <table:table-cell table:style-name="ce257"/>
          <table:table-cell table:style-name="ce227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8">
            <text:p>Frameworks</text:p>
          </table:table-cell>
          <table:table-cell table:style-name="ce227"/>
          <table:table-cell/>
        </table:table-row>
        <table:table-row table:style-name="ro1">
          <table:table-cell table:style-name="ce74" office:value-type="string" calcext:value-type="string">
            <text:p>Aula 18</text:p>
          </table:table-cell>
          <table:table-cell table:style-name="ce87" office:value-type="date" office:date-value="2018-11-17" calcext:value-type="date">
            <text:p>17/11/18</text:p>
          </table:table-cell>
          <table:table-cell table:style-name="ce99" office:value-type="string" calcext:value-type="string">
            <text:p>Realizada</text:p>
          </table:table-cell>
          <table:table-cell table:style-name="ce259" office:value-type="string" calcext:value-type="string">
            <text:p>PrimeFaces, dataTable prime showcase (faltou ajax e botões)</text:p>
          </table:table-cell>
          <table:table-cell table:style-name="ce259" office:value-type="string" calcext:value-type="string">
            <text:p>prime</text:p>
          </table:table-cell>
          <table:table-cell table:style-name="ce227" office:value-type="string" calcext:value-type="string">
            <text:p>2º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74" office:value-type="string" calcext:value-type="string">
            <text:p>Aula 19</text:p>
          </table:table-cell>
          <table:table-cell table:style-name="ce88" office:value-type="date" office:date-value="2018-11-24" calcext:value-type="date">
            <text:p>24/11/18</text:p>
          </table:table-cell>
          <table:table-cell table:style-name="ce99" office:value-type="string" calcext:value-type="string">
            <text:p>Realizada</text:p>
          </table:table-cell>
          <table:table-cell table:style-name="ce259" office:value-type="string" calcext:value-type="string">
            <text:p><text:span text:style-name="T7"> ajax e botões, (parou na inclusão com JPA, finalizar/continuar na próxima aula) </text:span>JPA</text:p>
          </table:table-cell>
          <table:table-cell table:style-name="ce259" office:value-type="string" calcext:value-type="string">
            <text:p>prime, jpa-hello</text:p>
          </table:table-cell>
          <table:table-cell table:style-name="ce227" office:value-type="string" calcext:value-type="string">
            <text:p>3º</text:p>
          </table:table-cell>
          <table:covered-table-cell table:style-name="ce115"/>
          <table:table-cell table:style-name="ce227"/>
          <table:table-cell/>
        </table:table-row>
        <table:table-row table:style-name="ro2">
          <table:table-cell table:style-name="ce74" office:value-type="string" calcext:value-type="string">
            <text:p>Aula 20</text:p>
          </table:table-cell>
          <table:table-cell table:style-name="ce88" office:value-type="date" office:date-value="2018-12-01" calcext:value-type="date">
            <text:p>01/12/18</text:p>
          </table:table-cell>
          <table:table-cell table:style-name="ce99" office:value-type="string" calcext:value-type="string">
            <text:p>Realizada</text:p>
          </table:table-cell>
          <table:table-cell table:style-name="ce259" office:value-type="string" calcext:value-type="string">
            <text:p>JPA / JSF / Bootstrap<text:span text:style-name="T2"> (parou no exercício com operações JPA, continuar a partir do projeto jpa-jsf-2)</text:span></text:p>
          </table:table-cell>
          <table:table-cell table:style-name="ce259" office:value-type="string" calcext:value-type="string">
            <text:p>jpa-jsf-2</text:p>
          </table:table-cell>
          <table:table-cell table:style-name="ce227" office:value-type="string" calcext:value-type="string">
            <text:p>4º</text:p>
          </table:table-cell>
          <table:covered-table-cell table:style-name="ce115"/>
          <table:table-cell table:style-name="ce119" office:value-type="date" office:date-value="2018-12-14" calcext:value-type="date">
            <text:p>14/12/18</text:p>
          </table:table-cell>
          <table:table-cell table:style-name="ce120" office:value-type="float" office:value="600" calcext:value-type="float">
            <text:p>600</text:p>
          </table:table-cell>
        </table:table-row>
        <table:table-row table:style-name="ro1">
          <table:table-cell table:style-name="ce74" office:value-type="string" calcext:value-type="string">
            <text:p>Aula 21</text:p>
          </table:table-cell>
          <table:table-cell table:style-name="ce89" office:value-type="date" office:date-value="2018-12-08" calcext:value-type="date">
            <text:p>08/12/18</text:p>
          </table:table-cell>
          <table:table-cell table:style-name="ce268" office:value-type="string" calcext:value-type="string">
            <text:p>Realizada</text:p>
          </table:table-cell>
          <table:table-cell table:style-name="ce259" office:value-type="string" calcext:value-type="string">
            <text:p>editar, controle de acesso (implementado somente até a listagem)</text:p>
          </table:table-cell>
          <table:table-cell table:style-name="ce259" office:value-type="string" calcext:value-type="string">
            <text:p>jpa-jsf-3</text:p>
          </table:table-cell>
          <table:table-cell table:style-name="ce227" office:value-type="string" calcext:value-type="string">
            <text:p>5º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89" office:value-type="date" office:date-value="2018-12-15" calcext:value-type="date">
            <text:p>15/12/18</text:p>
          </table:table-cell>
          <table:table-cell table:style-name="ce227" office:value-type="string" calcext:value-type="string">
            <text:p>Realizada</text:p>
          </table:table-cell>
          <table:table-cell table:style-name="ce259" office:value-type="string" calcext:value-type="string">
            <text:p><text:s/>(continuar a partir da listagem) <text:s/>(implementado até controle de acesso)</text:p>
          </table:table-cell>
          <table:table-cell table:style-name="ce259" office:value-type="string" calcext:value-type="string">
            <text:p>jpa-jsf-3</text:p>
          </table:table-cell>
          <table:table-cell table:style-name="ce227" office:value-type="string" calcext:value-type="string">
            <text:p>6º</text:p>
          </table:table-cell>
          <table:covered-table-cell table:style-name="ce115"/>
          <table:table-cell table:style-name="ce227"/>
          <table:table-cell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89" office:value-type="date" office:date-value="2019-01-12" calcext:value-type="date">
            <text:p>12/01/19</text:p>
          </table:table-cell>
          <table:table-cell table:style-name="ce227"/>
          <table:table-cell table:style-name="ce259" office:value-type="string" calcext:value-type="string">
            <text:p><text:span text:style-name="T7">Repassar CRUD e fazer Exercicio, </text:span>facelets template header footer (css na aula para ajustar footer)</text:p>
          </table:table-cell>
          <table:table-cell table:style-name="ce259" office:value-type="string" calcext:value-type="string">
            <text:p>Jpa-jsf-4</text:p>
          </table:table-cell>
          <table:table-cell table:style-name="ce227" office:value-type="string" calcext:value-type="string">
            <text:p>7º</text:p>
          </table:table-cell>
          <table:covered-table-cell table:style-name="ce115"/>
          <table:table-cell table:number-columns-repeated="2"/>
        </table:table-row>
        <table:table-row table:style-name="ro1">
          <table:table-cell table:style-name="ce76" office:value-type="string" calcext:value-type="string">
            <text:p>Aula 24</text:p>
          </table:table-cell>
          <table:table-cell table:style-name="ce90" office:value-type="date" office:date-value="2019-01-19" calcext:value-type="date">
            <text:p>19/01/19</text:p>
          </table:table-cell>
          <table:table-cell table:style-name="ce244"/>
          <table:table-cell table:style-name="ce108" office:value-type="string" calcext:value-type="string">
            <text:p>Criar camada de negócio, incluir relacionamento, explicar CDI</text:p>
          </table:table-cell>
          <table:table-cell table:style-name="ce108" office:value-type="string" calcext:value-type="string">
            <text:p>Jpa-jsf-v5</text:p>
          </table:table-cell>
          <table:table-cell table:style-name="ce244" office:value-type="string" calcext:value-type="string">
            <text:p>8º</text:p>
          </table:table-cell>
          <table:covered-table-cell table:style-name="ce115"/>
          <table:table-cell/>
          <table:table-cell table:style-name="ce227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227"/>
        <table:table-column table:style-name="co15" table:default-cell-style-name="ce227"/>
        <table:table-column table:style-name="co16" table:default-cell-style-name="ce227"/>
        <table:table-column table:style-name="co17" table:default-cell-style-name="ce227"/>
        <table:table-column table:style-name="co18" table:default-cell-style-name="ce227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1" office:value-type="string" calcext:value-type="string" table:number-columns-spanned="8" table:number-rows-spanned="1">
            <text:p>Seg Qua Sex</text:p>
          </table:table-cell>
          <table:covered-table-cell table:style-name="ce228"/>
          <table:covered-table-cell table:number-columns-repeated="5" table:style-name="ce21"/>
          <table:covered-table-cell table:style-name="ce280"/>
          <table:table-cell table:number-columns-repeated="2"/>
        </table:table-row>
        <table:table-row table:style-name="ro1">
          <table:table-cell table:style-name="ce217" office:value-type="string" calcext:value-type="string">
            <text:p>aula </text:p>
          </table:table-cell>
          <table:table-cell table:style-name="ce229" office:value-type="string" calcext:value-type="string">
            <text:p>data</text:p>
          </table:table-cell>
          <table:table-cell table:style-name="ce229" office:value-type="string" calcext:value-type="string">
            <text:p>status</text:p>
          </table:table-cell>
          <table:table-cell table:style-name="ce229" table:number-columns-repeated="2"/>
          <table:table-cell table:style-name="ce229" office:value-type="string" calcext:value-type="string">
            <text:p>aula</text:p>
          </table:table-cell>
          <table:table-cell table:style-name="ce229" office:value-type="string" calcext:value-type="string">
            <text:p>disciplina</text:p>
          </table:table-cell>
          <table:table-cell table:style-name="ce281" office:value-type="string" calcext:value-type="string">
            <text:p>$</text:p>
          </table:table-cell>
          <table:table-cell table:style-name="ce227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2" office:value-type="string" calcext:value-type="string">
            <text:p>Aula 01</text:p>
          </table:table-cell>
          <table:table-cell table:style-name="ce230" office:value-type="date" office:date-value="2018-09-17" calcext:value-type="date">
            <text:p>17/09/18</text:p>
          </table:table-cell>
          <table:table-cell table:style-name="ce239" office:value-type="string" calcext:value-type="string">
            <text:p>paga</text:p>
          </table:table-cell>
          <table:table-cell table:style-name="ce245" office:value-type="string" calcext:value-type="string">
            <text:p>Introdução</text:p>
          </table:table-cell>
          <table:table-cell table:style-name="ce261"/>
          <table:table-cell table:style-name="ce21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OO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2</text:p>
          </table:table-cell>
          <table:table-cell table:style-name="ce231" office:value-type="date" office:date-value="2018-09-19" calcext:value-type="date">
            <text:p>19/09/18</text:p>
          </table:table-cell>
          <table:table-cell table:style-name="ce240" office:value-type="string" calcext:value-type="string">
            <text:p>paga</text:p>
          </table:table-cell>
          <table:table-cell table:style-name="ce246"/>
          <table:table-cell table:style-name="ce262"/>
          <table:table-cell office:value-type="string" calcext:value-type="string">
            <text:p>2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3</text:p>
          </table:table-cell>
          <table:table-cell table:style-name="ce231" office:value-type="date" office:date-value="2018-09-21" calcext:value-type="date">
            <text:p>21/09/18</text:p>
          </table:table-cell>
          <table:table-cell table:style-name="ce240" office:value-type="string" calcext:value-type="string">
            <text:p>paga</text:p>
          </table:table-cell>
          <table:table-cell table:style-name="ce246"/>
          <table:table-cell table:style-name="ce262"/>
          <table:table-cell office:value-type="string" calcext:value-type="string">
            <text:p>3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4</text:p>
          </table:table-cell>
          <table:table-cell table:style-name="ce231" office:value-type="date" office:date-value="2018-09-26" calcext:value-type="date">
            <text:p>26/09/18</text:p>
          </table:table-cell>
          <table:table-cell table:style-name="ce240" office:value-type="string" calcext:value-type="string">
            <text:p>paga</text:p>
          </table:table-cell>
          <table:table-cell table:style-name="ce246" office:value-type="string" calcext:value-type="string">
            <text:p>Array, inicio OO</text:p>
          </table:table-cell>
          <table:table-cell table:style-name="ce263"/>
          <table:table-cell office:value-type="string" calcext:value-type="string">
            <text:p>4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5</text:p>
          </table:table-cell>
          <table:table-cell table:style-name="ce231" office:value-type="date" office:date-value="2018-09-28" calcext:value-type="date">
            <text:p>28/09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OO, slides_07_metodo_construtores_membros_estaticos</text:p>
          </table:table-cell>
          <table:table-cell table:style-name="ce263"/>
          <table:table-cell office:value-type="string" calcext:value-type="string">
            <text:p>5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3" office:value-type="string" calcext:value-type="string">
            <text:p>Aula 06</text:p>
          </table:table-cell>
          <table:table-cell table:style-name="ce232" office:value-type="date" office:date-value="2018-10-01" calcext:value-type="date">
            <text:p>01/10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Herança</text:p>
          </table:table-cell>
          <table:table-cell table:style-name="ce263"/>
          <table:table-cell office:value-type="string" calcext:value-type="string">
            <text:p>6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232" office:value-type="date" office:date-value="2018-10-03" calcext:value-type="date">
            <text:p>03/10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classes_abstratas_internas_e_interfaces</text:p>
          </table:table-cell>
          <table:table-cell table:style-name="ce263"/>
          <table:table-cell office:value-type="string" calcext:value-type="string">
            <text:p>7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233" office:value-type="date" office:date-value="2018-10-08" calcext:value-type="date">
            <text:p>08/10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classes_abstratas_internas_e_interfaces, exceptions</text:p>
          </table:table-cell>
          <table:table-cell table:style-name="ce263"/>
          <table:table-cell office:value-type="string" calcext:value-type="string">
            <text:p>8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233" office:value-type="date" office:date-value="2018-10-10" calcext:value-type="date">
            <text:p>10/10/18</text:p>
          </table:table-cell>
          <table:table-cell table:style-name="ce240" office:value-type="string" calcext:value-type="string">
            <text:p>paga</text:p>
          </table:table-cell>
          <table:table-cell table:style-name="ce248" office:value-type="string" calcext:value-type="string">
            <text:p>exceptions, collections</text:p>
          </table:table-cell>
          <table:table-cell table:style-name="ce264"/>
          <table:table-cell office:value-type="string" calcext:value-type="string">
            <text:p>9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232" office:value-type="date" office:date-value="2018-10-15" calcext:value-type="date">
            <text:p>15/10/18</text:p>
          </table:table-cell>
          <table:table-cell table:style-name="ce241" office:value-type="string" calcext:value-type="string">
            <text:p>paga</text:p>
          </table:table-cell>
          <table:table-cell table:style-name="ce132"/>
          <table:table-cell table:style-name="ce265"/>
          <table:table-cell table:style-name="ce244" office:value-type="string" calcext:value-type="string">
            <text:p>10º</text:p>
          </table:table-cell>
          <table:covered-table-cell table:style-name="ce57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10-17" calcext:value-type="date">
            <text:p>17/10/18</text:p>
          </table:table-cell>
          <table:table-cell table:style-name="ce239" office:value-type="string" calcext:value-type="string">
            <text:p>paga</text:p>
          </table:table-cell>
          <table:table-cell table:style-name="ce249" office:value-type="string" calcext:value-type="string">
            <text:p>BD / JDBC (apensa Fábica e Testa conexão foram implementadas)</text:p>
          </table:table-cell>
          <table:table-cell table:style-name="ce266"/>
          <table:table-cell table:style-name="ce21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Web</text:p>
          </table:table-cell>
          <table:table-cell table:style-name="ce259" office:value-type="float" office:value="140" calcext:value-type="float">
            <text:p>140</text:p>
          </table:table-cell>
          <table:table-cell table:style-name="ce227" table:number-columns-repeated="2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10-22" calcext:value-type="date">
            <text:p>22/10/18</text:p>
          </table:table-cell>
          <table:table-cell table:style-name="ce240" office:value-type="string" calcext:value-type="string">
            <text:p>paga</text:p>
          </table:table-cell>
          <table:table-cell table:style-name="ce250" office:value-type="string" calcext:value-type="string">
            <text:p>JDBC</text:p>
          </table:table-cell>
          <table:table-cell table:style-name="ce267"/>
          <table:table-cell office:value-type="string" calcext:value-type="string">
            <text:p>2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 table:number-columns-repeated="2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10-26" calcext:value-type="date">
            <text:p>26/10/18</text:p>
          </table:table-cell>
          <table:table-cell table:style-name="ce240" office:value-type="string" calcext:value-type="string">
            <text:p>paga</text:p>
          </table:table-cell>
          <table:table-cell table:style-name="ce251" office:value-type="string" calcext:value-type="string">
            <text:p>HTML, CSS, JS, Github</text:p>
          </table:table-cell>
          <table:table-cell table:style-name="ce268"/>
          <table:table-cell office:value-type="string" calcext:value-type="string">
            <text:p>3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1" office:value-type="date" office:date-value="2018-10-31" calcext:value-type="date">
            <text:p>31/10/18</text:p>
          </table:table-cell>
          <table:table-cell table:style-name="ce240" office:value-type="string" calcext:value-type="string">
            <text:p>paga</text:p>
          </table:table-cell>
          <table:table-cell table:style-name="ce247" office:value-type="string" calcext:value-type="string">
            <text:p>Bootstrap, JS</text:p>
          </table:table-cell>
          <table:table-cell table:style-name="ce267"/>
          <table:table-cell office:value-type="string" calcext:value-type="string">
            <text:p>4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5</text:p>
          </table:table-cell>
          <table:table-cell table:style-name="ce130" office:value-type="date" office:date-value="2018-11-05" calcext:value-type="date">
            <text:p>05/11/18</text:p>
          </table:table-cell>
          <table:table-cell table:style-name="ce240" office:value-type="string" calcext:value-type="string">
            <text:p>paga</text:p>
          </table:table-cell>
          <table:table-cell table:style-name="ce251" office:value-type="string" calcext:value-type="string">
            <text:p>Servlet, JSP/HTML simples</text:p>
          </table:table-cell>
          <table:table-cell table:style-name="ce26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6</text:p>
          </table:table-cell>
          <table:table-cell table:style-name="ce130" office:value-type="date" office:date-value="2018-11-09" calcext:value-type="date">
            <text:p>09/11/18</text:p>
          </table:table-cell>
          <table:table-cell table:style-name="ce240" office:value-type="string" calcext:value-type="string">
            <text:p>paga</text:p>
          </table:table-cell>
          <table:table-cell table:style-name="ce252" office:value-type="string" calcext:value-type="string">
            <text:p>Redirecionar, JSP, JSTL c:forEach </text:p>
          </table:table-cell>
          <table:table-cell table:style-name="ce26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7</text:p>
          </table:table-cell>
          <table:table-cell table:style-name="ce130" office:value-type="date" office:date-value="2018-11-12" calcext:value-type="date">
            <text:p>12/11/18</text:p>
          </table:table-cell>
          <table:table-cell table:style-name="ce240" office:value-type="string" calcext:value-type="string">
            <text:p>paga</text:p>
          </table:table-cell>
          <table:table-cell table:style-name="ce254" office:value-type="string" calcext:value-type="string">
            <text:p><text:span text:style-name="T5">JSP Servlet JDBC MySQL Create Read Update Delete (CRUD) Example (ver até onde a turma consegue implementar) </text:span><text:span text:style-name="T6">Git/Github</text:span></text:p>
          </table:table-cell>
          <table:table-cell table:style-name="ce26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8</text:p>
          </table:table-cell>
          <table:table-cell table:style-name="ce130" office:value-type="date" office:date-value="2018-11-19" calcext:value-type="date">
            <text:p>19/11/18</text:p>
          </table:table-cell>
          <table:table-cell table:style-name="ce240" office:value-type="string" calcext:value-type="string">
            <text:p>paga</text:p>
          </table:table-cell>
          <table:table-cell table:style-name="ce255" office:value-type="string" calcext:value-type="string">
            <text:p>Concluir e Revisar CRUD, Passar filtro, passar atividade de crtiação de CRUD</text:p>
          </table:table-cell>
          <table:table-cell table:style-name="ce27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1-21" calcext:value-type="date">
            <text:p>21/11/18</text:p>
          </table:table-cell>
          <table:table-cell table:style-name="ce240" office:value-type="string" calcext:value-type="string">
            <text:p>paga</text:p>
          </table:table-cell>
          <table:table-cell table:style-name="ce252" office:value-type="string" calcext:value-type="string">
            <text:p>Continuar atividade de crtiação de CRUD, <text:span text:style-name="T2">Git/Github</text:span></text:p>
          </table:table-cell>
          <table:table-cell table:style-name="ce272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2">
          <table:table-cell table:style-name="ce126" office:value-type="string" calcext:value-type="string">
            <text:p>Aula 20</text:p>
          </table:table-cell>
          <table:table-cell table:style-name="ce131" office:value-type="date" office:date-value="2018-11-23" calcext:value-type="date">
            <text:p>23/11/18</text:p>
          </table:table-cell>
          <table:table-cell table:style-name="ce241" office:value-type="string" calcext:value-type="string">
            <text:p>paga</text:p>
          </table:table-cell>
          <table:table-cell table:style-name="ce256" office:value-type="string" calcext:value-type="string">
            <text:p>Hello world JSF, Exercício JSF &lt;===&gt;, CRUD JSF ***, <text:span text:style-name="T2">Git/Github</text:span></text:p>
          </table:table-cell>
          <table:table-cell table:style-name="ce273" office:value-type="string" calcext:value-type="string">
            <text:p>Jsf-hello5, jsf-hello6</text:p>
          </table:table-cell>
          <table:table-cell table:style-name="ce244" office:value-type="string" calcext:value-type="string">
            <text:p>10º</text:p>
          </table:table-cell>
          <table:covered-table-cell table:style-name="ce57"/>
          <table:table-cell table:style-name="ce259" office:value-type="float" office:value="140" calcext:value-type="float">
            <text:p>140</text:p>
          </table:table-cell>
          <table:table-cell table:style-name="ce119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236" office:value-type="date" office:date-value="2018-11-26" calcext:value-type="date">
            <text:p>26/11/18</text:p>
          </table:table-cell>
          <table:table-cell table:style-name="ce243" office:value-type="string" calcext:value-type="string">
            <text:p>Realizada</text:p>
          </table:table-cell>
          <table:table-cell table:style-name="ce257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string" calcext:value-type="string">
            <text:p>1º</text:p>
          </table:table-cell>
          <table:table-cell table:style-name="ce276" office:value-type="string" calcext:value-type="string" table:number-columns-spanned="1" table:number-rows-spanned="10">
            <text:p>Frameworks</text:p>
          </table:table-cell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233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233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59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233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259" office:value-type="string" calcext:value-type="string">
            <text:p>JPA</text:p>
          </table:table-cell>
          <table:table-cell office:value-type="string" calcext:value-type="string">
            <text:p><text:span text:style-name="T7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style-name="ce227"/>
          <table:table-cell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233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259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233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233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233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4" office:value-type="string" calcext:value-type="string">
            <text:p>Aula 29</text:p>
          </table:table-cell>
          <table:table-cell table:style-name="ce233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58" office:value-type="string" calcext:value-type="string">
            <text:p><text:s/>facelets template header footer (css na aula para ajustar footer)</text:p>
          </table:table-cell>
          <table:table-cell table:style-name="ce5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6"/>
          <table:table-cell table:style-name="ce259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5" office:value-type="string" calcext:value-type="string">
            <text:p>Aula 30</text:p>
          </table:table-cell>
          <table:table-cell table:style-name="ce237" office:value-type="date" office:date-value="2018-12-17" calcext:value-type="date">
            <text:p>17/12/18</text:p>
          </table:table-cell>
          <table:table-cell table:style-name="ce244" office:value-type="string" calcext:value-type="string">
            <text:p>Realizada</text:p>
          </table:table-cell>
          <table:table-cell table:style-name="ce284"/>
          <table:table-cell table:style-name="ce244"/>
          <table:table-cell table:style-name="ce244" office:value-type="string" calcext:value-type="string">
            <text:p>10º</text:p>
          </table:table-cell>
          <table:covered-table-cell table:style-name="ce57"/>
          <table:table-cell table:style-name="ce284" office:value-type="float" office:value="140" calcext:value-type="float">
            <text:p>140</text:p>
          </table:table-cell>
          <table:table-cell table:style-name="ce119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227"/>
        <table:table-column table:style-name="co20" table:default-cell-style-name="ce227"/>
        <table:table-column table:style-name="co21" table:default-cell-style-name="ce227"/>
        <table:table-column table:style-name="co22" table:default-cell-style-name="ce227"/>
        <table:table-column table:style-name="co18" table:default-cell-style-name="ce227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7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77" office:value-type="string" calcext:value-type="string">
            <text:p>página term</text:p>
          </table:table-cell>
          <table:table-cell table:style-name="ce92"/>
          <table:table-cell table:number-columns-repeated="2"/>
        </table:table-row>
        <table:table-row table:style-name="ro1">
          <table:table-cell table:style-name="ce128" office:value-type="string" calcext:value-type="string">
            <text:p>Aula 01</text:p>
          </table:table-cell>
          <table:table-cell table:style-name="ce128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28" office:value-type="string" calcext:value-type="string">
            <text:p>Aula 02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3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28" office:value-type="string" calcext:value-type="string">
            <text:p>Aula 04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7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4" office:value-type="string" calcext:value-type="string">
            <text:p>Aula 10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4" office:value-type="string" calcext:value-type="string">
            <text:p>Aula 11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25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44" office:value-type="float" office:value="5" calcext:value-type="float">
            <text:p>5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1"/>
          <table:table-cell table:style-name="ce91" office:value-type="string" calcext:value-type="string">
            <text:p>paga</text:p>
          </table:table-cell>
          <table:table-cell table:style-name="ce139" table:number-columns-repeated="2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3" calcext:value-type="float">
            <text:p>3</text:p>
          </table:table-cell>
          <table:covered-table-cell table:style-name="ce56"/>
          <table:table-cell table:style-name="ce227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2" office:value-type="string" calcext:value-type="string">
            <text:p>paga</text:p>
          </table:table-cell>
          <table:table-cell table:style-name="ce262" table:number-columns-repeated="2"/>
          <table:table-cell office:value-type="float" office:value="4" calcext:value-type="float">
            <text:p>4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2" office:value-type="string" calcext:value-type="string">
            <text:p>paga</text:p>
          </table:table-cell>
          <table:table-cell table:style-name="ce269" office:value-type="string" calcext:value-type="string">
            <text:p>Servlet JSTL</text:p>
          </table:table-cell>
          <table:table-cell table:style-name="ce269"/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2" office:value-type="string" calcext:value-type="string">
            <text:p>paga</text:p>
          </table:table-cell>
          <table:table-cell table:style-name="ce269" office:value-type="string" calcext:value-type="string">
            <text:p>Servlet JSTL</text:p>
          </table:table-cell>
          <table:table-cell table:style-name="ce269"/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265" office:value-type="string" calcext:value-type="string">
            <text:p>paga</text:p>
          </table:table-cell>
          <table:table-cell table:style-name="ce244" office:value-type="string" calcext:value-type="string">
            <text:p>Integração JSF - bootstrap </text:p>
          </table:table-cell>
          <table:table-cell table:style-name="ce244"/>
          <table:table-cell table:style-name="ce244" office:value-type="float" office:value="8" calcext:value-type="float">
            <text:p>8</text:p>
          </table:table-cell>
          <table:covered-table-cell table:style-name="ce57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1" office:value-type="string" calcext:value-type="string">
            <text:p>paga</text:p>
          </table:table-cell>
          <table:table-cell table:style-name="ce21" office:value-type="string" calcext:value-type="string">
            <text:p>Maven – Modularização do projeto BD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5" office:value-type="string" calcext:value-type="string">
            <text:p>Aula 22</text:p>
          </table:table-cell>
          <table:table-cell table:style-name="ce232" office:value-type="date" office:date-value="2018-08-05" calcext:value-type="date">
            <text:p>05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3</text:p>
          </table:table-cell>
          <table:table-cell table:style-name="ce232" office:value-type="date" office:date-value="2018-08-19" calcext:value-type="date">
            <text:p>19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4</text:p>
          </table:table-cell>
          <table:table-cell table:style-name="ce232" office:value-type="date" office:date-value="2018-08-26" calcext:value-type="date">
            <text:p>26/08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6"/>
          <table:table-cell table:style-name="ce227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5" office:value-type="string" calcext:value-type="string">
            <text:p>Aula 25</text:p>
          </table:table-cell>
          <table:table-cell table:style-name="ce130" office:value-type="date" office:date-value="2018-09-02" calcext:value-type="date">
            <text:p>02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6</text:p>
          </table:table-cell>
          <table:table-cell table:style-name="ce130" office:value-type="date" office:date-value="2018-09-16" calcext:value-type="date">
            <text:p>16/09/18</text:p>
          </table:table-cell>
          <table:table-cell table:style-name="ce92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5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2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6"/>
          <table:table-cell table:number-columns-repeated="4"/>
        </table:table-row>
        <table:table-row table:style-name="ro1">
          <table:table-cell table:style-name="ce76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265" office:value-type="string" calcext:value-type="string">
            <text:p>paga</text:p>
          </table:table-cell>
          <table:table-cell table:style-name="ce244" office:value-type="string" calcext:value-type="string">
            <text:p>Implemente um crud usando JSF e JPA</text:p>
          </table:table-cell>
          <table:table-cell table:style-name="ce244" office:value-type="string" calcext:value-type="string">
            <text:p>-</text:p>
          </table:table-cell>
          <table:table-cell table:style-name="ce244" office:value-type="float" office:value="8" calcext:value-type="float">
            <text:p>8</text:p>
          </table:table-cell>
          <table:covered-table-cell table:style-name="ce57"/>
          <table:table-cell table:style-name="ce118" office:value-type="date" office:date-value="2018-10-23" calcext:value-type="date">
            <text:p>23/10/18</text:p>
          </table:table-cell>
          <table:table-cell table:style-name="ce262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227"/>
        <table:table-column table:style-name="co25" table:default-cell-style-name="ce227"/>
        <table:table-column table:style-name="co26" table:default-cell-style-name="ce227"/>
        <table:table-column table:style-name="co27" table:default-cell-style-name="ce227"/>
        <table:table-column table:style-name="co18" table:default-cell-style-name="ce227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Terça e Quinta</text:p>
          </table:table-cell>
          <table:covered-table-cell table:style-name="ce228"/>
          <table:covered-table-cell table:number-columns-repeated="5" table:style-name="ce21"/>
          <table:covered-table-cell table:style-name="ce280"/>
          <table:table-cell table:number-columns-repeated="1016"/>
        </table:table-row>
        <table:table-row table:style-name="ro1">
          <table:table-cell table:style-name="ce65" office:value-type="string" calcext:value-type="string">
            <text:p>aula </text:p>
          </table:table-cell>
          <table:table-cell table:style-name="ce77" office:value-type="string" calcext:value-type="string">
            <text:p>data</text:p>
          </table:table-cell>
          <table:table-cell table:style-name="ce77" office:value-type="string" calcext:value-type="string">
            <text:p>status</text:p>
          </table:table-cell>
          <table:table-cell table:style-name="ce77"/>
          <table:table-cell table:style-name="ce77" office:value-type="string" calcext:value-type="string">
            <text:p>Projeto</text:p>
          </table:table-cell>
          <table:table-cell table:style-name="ce77" office:value-type="string" calcext:value-type="string">
            <text:p>A/M</text:p>
          </table:table-cell>
          <table:table-cell table:style-name="ce77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7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39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2</text:p>
          </table:table-cell>
          <table:table-cell table:style-name="ce232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2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3</text:p>
          </table:table-cell>
          <table:table-cell table:style-name="ce232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3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4</text:p>
          </table:table-cell>
          <table:table-cell table:style-name="ce232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4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5</text:p>
          </table:table-cell>
          <table:table-cell table:style-name="ce232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5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6</text:p>
          </table:table-cell>
          <table:table-cell table:style-name="ce232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6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4" office:value-type="string" calcext:value-type="string">
            <text:p>Aula 07</text:p>
          </table:table-cell>
          <table:table-cell table:style-name="ce232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7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8</text:p>
          </table:table-cell>
          <table:table-cell table:style-name="ce232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8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09</text:p>
          </table:table-cell>
          <table:table-cell table:style-name="ce232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246"/>
          <table:table-cell table:style-name="ce262"/>
          <table:table-cell table:style-name="ce56" office:value-type="string" calcext:value-type="string">
            <text:p>9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5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41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7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227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Aula 11</text:p>
          </table:table-cell>
          <table:table-cell table:style-name="ce129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249" office:value-type="string" calcext:value-type="string">
            <text:p>BD / JDBC</text:p>
          </table:table-cell>
          <table:table-cell table:style-name="ce266"/>
          <table:table-cell table:style-name="ce21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Web</text:p>
          </table:table-cell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2</text:p>
          </table:table-cell>
          <table:table-cell table:style-name="ce130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250" office:value-type="string" calcext:value-type="string">
            <text:p>JDBC</text:p>
          </table:table-cell>
          <table:table-cell table:style-name="ce267"/>
          <table:table-cell office:value-type="string" calcext:value-type="string">
            <text:p>2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3</text:p>
          </table:table-cell>
          <table:table-cell table:style-name="ce130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251" office:value-type="string" calcext:value-type="string">
            <text:p>JDBC / HTML, CSS, JS</text:p>
          </table:table-cell>
          <table:table-cell table:style-name="ce268"/>
          <table:table-cell office:value-type="string" calcext:value-type="string">
            <text:p>3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4</text:p>
          </table:table-cell>
          <table:table-cell table:style-name="ce130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247" office:value-type="string" calcext:value-type="string">
            <text:p>Bootstrap, JS</text:p>
          </table:table-cell>
          <table:table-cell table:style-name="ce263"/>
          <table:table-cell office:value-type="string" calcext:value-type="string">
            <text:p>4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251" office:value-type="string" calcext:value-type="string">
            <text:p>Servlet, JSP/HTML simples</text:p>
          </table:table-cell>
          <table:table-cell table:style-name="ce26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252" office:value-type="string" calcext:value-type="string">
            <text:p>Redirecionar, JSP, JSTL c:forEach </text:p>
          </table:table-cell>
          <table:table-cell table:style-name="ce26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254" office:value-type="string" calcext:value-type="string">
            <text:p>JSP Servlet JDBC MySQL Create Read Update Delete (CRUD) Example (ver até onde a turma consegue implementar)</text:p>
          </table:table-cell>
          <table:table-cell table:style-name="ce26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252" office:value-type="string" calcext:value-type="string">
            <text:p>Concluir e Revisar CRUD, Passar filtro, passar atividade de crtiação de CRUD</text:p>
          </table:table-cell>
          <table:table-cell table:style-name="ce26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67" office:value-type="string" calcext:value-type="string">
            <text:p>Aula 19</text:p>
          </table:table-cell>
          <table:table-cell table:style-name="ce130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25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41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44" office:value-type="string" calcext:value-type="string">
            <text:p>10º</text:p>
          </table:table-cell>
          <table:covered-table-cell table:style-name="ce41"/>
          <table:table-cell table:style-name="ce56" office:value-type="float" office:value="120" calcext:value-type="float">
            <text:p>120</text:p>
          </table:table-cell>
          <table:table-cell table:style-name="ce118" office:value-type="date" office:date-value="2018-10-23" calcext:value-type="date">
            <text:p>23/10/18</text:p>
          </table:table-cell>
          <table:table-cell table:style-name="ce227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7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257" office:value-type="string" calcext:value-type="string">
            <text:p>Maven – Modularização do projeto BD</text:p>
          </table:table-cell>
          <table:table-cell table:style-name="ce21"/>
          <table:table-cell table:style-name="ce165" office:value-type="string" calcext:value-type="string">
            <text:p>1º</text:p>
          </table:table-cell>
          <table:table-cell table:style-name="ce114" office:value-type="string" calcext:value-type="string" table:number-columns-spanned="1" table:number-rows-spanned="10">
            <text:p>Frameworks</text:p>
          </table:table-cell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2</text:p>
          </table:table-cell>
          <table:table-cell table:style-name="ce232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258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6" office:value-type="string" calcext:value-type="string">
            <text:p>2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3</text:p>
          </table:table-cell>
          <table:table-cell table:style-name="ce232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25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6" office:value-type="string" calcext:value-type="string">
            <text:p>3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4</text:p>
          </table:table-cell>
          <table:table-cell table:style-name="ce232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259" office:value-type="string" calcext:value-type="string">
            <text:p>JPA</text:p>
          </table:table-cell>
          <table:table-cell office:value-type="string" calcext:value-type="string">
            <text:p><text:span text:style-name="T7">Jpa-hello, </text:span>Jpa-prime-login</text:p>
          </table:table-cell>
          <table:table-cell table:style-name="ce56" office:value-type="string" calcext:value-type="string">
            <text:p>4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style-name="ce227"/>
          <table:table-cell table:number-columns-repeated="1015"/>
        </table:table-row>
        <table:table-row table:style-name="ro1">
          <table:table-cell table:style-name="ce124" office:value-type="string" calcext:value-type="string">
            <text:p>Aula 25</text:p>
          </table:table-cell>
          <table:table-cell table:style-name="ce232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25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6" office:value-type="string" calcext:value-type="string">
            <text:p>5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6</text:p>
          </table:table-cell>
          <table:table-cell table:style-name="ce232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258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6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258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6" office:value-type="string" calcext:value-type="string">
            <text:p>7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4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258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6" office:value-type="string" calcext:value-type="string">
            <text:p>8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4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8">@ManagedProperty</text:span></text:p>
          </table:table-cell>
          <table:table-cell table:style-name="ce54" office:value-type="string" calcext:value-type="string">
            <text:p>Jpa-jsf-v5</text:p>
          </table:table-cell>
          <table:table-cell table:style-name="ce56" office:value-type="string" calcext:value-type="string">
            <text:p>9º</text:p>
          </table:table-cell>
          <table:covered-table-cell table:style-name="ce259"/>
          <table:table-cell table:style-name="ce5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41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2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 style:data-style-name="N2" text:time-value="09:02:40.77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4-24T09:14:46.659000000</dc:date>
    <meta:editing-duration>P41DT11H43M7S</meta:editing-duration>
    <meta:editing-cycles>558</meta:editing-cycles>
    <meta:document-statistic meta:table-count="5" meta:cell-count="865" meta:object-count="0"/>
  </office:meta>
</office:document-meta>
</file>